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2" style:family="paragraph" style:parent-style-name="Contents_20_4">
      <style:paragraph-properties>
        <style:tab-stops>
          <style:tab-stop style:position="6.3346in" style:type="right" style:leader-style="dotted" style:leader-text="."/>
        </style:tab-stops>
      </style:paragraph-properties>
    </style:style>
    <style:style style:name="P3" style:family="paragraph" style:parent-style-name="Contents_20_Heading">
      <style:text-properties fo:language="pl" fo:country="PL"/>
    </style:style>
    <style:style style:name="P4" style:family="paragraph" style:parent-style-name="Heading_20_3">
      <style:text-properties fo:language="pl" fo:country="PL"/>
    </style:style>
    <style:style style:name="P5" style:family="paragraph" style:parent-style-name="Heading_20_3">
      <style:text-properties fo:language="pl" fo:country="PL" officeooo:paragraph-rsid="001a4b0f"/>
    </style:style>
    <style:style style:name="P6" style:family="paragraph" style:parent-style-name="Heading_20_4">
      <style:text-properties fo:language="pl" fo:country="PL" fo:font-style="normal" style:font-style-asian="normal" style:font-style-complex="normal"/>
    </style:style>
    <style:style style:name="P7" style:family="paragraph" style:parent-style-name="Heading_20_4">
      <style:text-properties fo:language="pl" fo:country="PL"/>
    </style:style>
    <style:style style:name="P8" style:family="paragraph" style:parent-style-name="Standard">
      <style:paragraph-properties fo:text-align="justify" style:justify-single-word="false"/>
      <style:text-properties officeooo:rsid="00196a0a" officeooo:paragraph-rsid="001bf509"/>
    </style:style>
    <style:style style:name="P9" style:family="paragraph" style:parent-style-name="Standard">
      <style:text-properties fo:language="pl" fo:country="PL" officeooo:rsid="0017943d" officeooo:paragraph-rsid="0017943d"/>
    </style:style>
    <style:style style:name="P10" style:family="paragraph" style:parent-style-name="Standard">
      <style:text-properties fo:language="pl" fo:country="PL" officeooo:rsid="00196a0a" officeooo:paragraph-rsid="001a2180"/>
    </style:style>
    <style:style style:name="P11" style:family="paragraph" style:parent-style-name="Standard">
      <style:text-properties fo:language="pl" fo:country="PL" officeooo:rsid="00196a0a" officeooo:paragraph-rsid="00196a0a"/>
    </style:style>
    <style:style style:name="P12" style:family="paragraph" style:parent-style-name="Standard">
      <style:text-properties fo:language="pl" fo:country="PL" officeooo:paragraph-rsid="001a4b0f"/>
    </style:style>
    <style:style style:name="P13" style:family="paragraph" style:parent-style-name="Standard">
      <style:text-properties officeooo:paragraph-rsid="001d7e0b"/>
    </style:style>
    <style:style style:name="T1" style:family="text">
      <style:text-properties officeooo:rsid="00196a0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a2180" style:font-style-asian="italic" style:font-style-complex="italic"/>
    </style:style>
    <style:style style:name="T4" style:family="text">
      <style:text-properties officeooo:rsid="001a2180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2d356" style:font-style-asian="normal" style:font-style-complex="normal"/>
    </style:style>
    <style:style style:name="T7" style:family="text">
      <style:text-properties officeooo:rsid="001a4b0f"/>
    </style:style>
    <style:style style:name="T8" style:family="text">
      <style:text-properties fo:language="pl" fo:country="PL"/>
    </style:style>
    <style:style style:name="T9" style:family="text">
      <style:text-properties fo:language="pl" fo:country="PL" fo:font-style="normal" style:font-style-asian="normal" style:font-style-complex="normal"/>
    </style:style>
    <style:style style:name="T10" style:family="text">
      <style:text-properties fo:language="pl" fo:country="PL" officeooo:rsid="001d7e0b"/>
    </style:style>
    <style:style style:name="T11" style:family="text">
      <style:text-properties fo:language="pl" fo:country="PL" officeooo:rsid="00196a0a"/>
    </style:style>
    <style:style style:name="T12" style:family="text">
      <style:text-properties officeooo:rsid="00207db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98_536629377" text:style-name="Index_20_Link" text:visited-style-name="Index_20_Link">1. Główne komendy<text:tab/>1</text:a></text:p>
          <text:p text:style-name="P1"><text:a xlink:type="simple" xlink:href="#__RefHeading___Toc100_536629377" text:style-name="Index_20_Link" text:visited-style-name="Index_20_Link">2. Użyteczne recepty<text:tab/>1</text:a></text:p>
          <text:p text:style-name="P2"><text:a xlink:type="simple" xlink:href="#__RefHeading___Toc102_536629377" text:style-name="Index_20_Link" text:visited-style-name="Index_20_Link">Czyszczenie image "noname"<text:tab/>1</text:a></text:p>
          <text:p text:style-name="P2"><text:a xlink:type="simple" xlink:href="#__RefHeading___Toc104_536629377" text:style-name="Index_20_Link" text:visited-style-name="Index_20_Link"><text:s/><text:span text:style-name="T5">Uruchomienie z mapowaniem portów</text:span><text:tab/>1</text:a></text:p>
          <text:p text:style-name="P2"><text:a xlink:type="simple" xlink:href="#__RefHeading___Toc106_536629377" text:style-name="Index_20_Link" text:visited-style-name="Index_20_Link"><text:s/><text:span text:style-name="T5">Przekazanie zmiennych środowiskowych do kontenera przy uruchomieniu</text:span><text:tab/>1</text:a></text:p>
          <text:p text:style-name="P2"><text:a xlink:type="simple" xlink:href="#__RefHeading___Toc108_536629377" text:style-name="Index_20_Link" text:visited-style-name="Index_20_Link"><text:s/><text:span text:style-name="T5">Uruchomienie mariadb bez hasła do roota</text:span><text:tab/>1</text:a></text:p>
          <text:p text:style-name="P2"><text:a xlink:type="simple" xlink:href="#__RefHeading___Toc110_536629377" text:style-name="Index_20_Link" text:visited-style-name="Index_20_Link"><text:s/><text:span text:style-name="T5">Przeglądane logów na bierzaco</text:span><text:tab/>1</text:a></text:p>
          <text:p text:style-name="P2"><text:a xlink:type="simple" xlink:href="#__RefHeading___Toc112_536629377" text:style-name="Index_20_Link" text:visited-style-name="Index_20_Link"><text:s/><text:span text:style-name="T5">Jak ustalić w której sieci są uruchomione kontenery</text:span><text:tab/>2</text:a></text:p>
          <text:p text:style-name="P2"><text:a xlink:type="simple" xlink:href="#__RefHeading___Toc114_536629377" text:style-name="Index_20_Link" text:visited-style-name="Index_20_Link"><text:s/><text:span text:style-name="T5">Wyświetlenie samych id imageów</text:span><text:tab/>2</text:a></text:p>
          <text:p text:style-name="P2"><text:a xlink:type="simple" xlink:href="#__RefHeading___Toc116_536629377" text:style-name="Index_20_Link" text:visited-style-name="Index_20_Link"><text:s/><text:span text:style-name="T5">Budowanie z dockerfile wraz z nazwą, bez tego stworzy nonasa</text:span><text:tab/>2</text:a></text:p>
          <text:p text:style-name="P1"><text:a xlink:type="simple" xlink:href="#__RefHeading___Toc118_536629377" text:style-name="Index_20_Link" text:visited-style-name="Index_20_Link">3. Do Wyjaśnienia<text:tab/>2</text:a></text:p>
          <text:p text:style-name="P1"><text:a xlink:type="simple" xlink:href="#__RefHeading___Toc120_536629377" text:style-name="Index_20_Link" text:visited-style-name="Index_20_Link">4. Czym się różnie RUN, CMD, ENTRYPOINT?<text:tab/>2</text:a></text:p>
          <text:p text:style-name="P1"><text:a xlink:type="simple" xlink:href="#__RefHeading___Toc122_536629377" text:style-name="Index_20_Link" text:visited-style-name="Index_20_Link">5. Czym się różnie ADD COPY?<text:tab/>2</text:a></text:p>
          <text:p text:style-name="P1"><text:a xlink:type="simple" xlink:href="#__RefHeading___Toc124_536629377" text:style-name="Index_20_Link" text:visited-style-name="Index_20_Link">6. Do czego się używa Woluminów.<text:tab/>2</text:a></text:p>
        </text:index-body>
      </text:table-of-content>
      <text:p text:style-name="P9"/>
      <text:p text:style-name="P9"/>
      <text:h text:style-name="P4" text:outline-level="3"><text:bookmark-start text:name="__RefHeading___Toc98_536629377"/><text:span text:style-name="T4">1. </text:span>Główne komendy<text:bookmark-end text:name="__RefHeading___Toc98_536629377"/></text:h>
      <text:p text:style-name="P9">docker ps</text:p>
      <text:p text:style-name="P9">docker images</text:p>
      <text:p text:style-name="P9">docker rm/rmi – usuwanie kontenerów/obrazów</text:p>
      <text:p text:style-name="P9">docker start/stop/run </text:p>
      <text:p text:style-name="P9">docker build – budowanie obrazu na podstawie Dockerfile. Opcja -t nadaje nazwe w przeciwnym razie stworzy się nonas</text:p>
      <text:p text:style-name="P9"/>
      <text:h text:style-name="P4" text:outline-level="3"><text:bookmark-start text:name="__RefHeading___Toc100_536629377"/>2. Użyteczne recepty<text:bookmark-end text:name="__RefHeading___Toc100_536629377"/></text:h>
      <text:h text:style-name="P6" text:outline-level="4"><text:bookmark-start text:name="__RefHeading___Toc102_536629377"/>Czyszczenie image "noname" <text:bookmark-end text:name="__RefHeading___Toc102_536629377"/></text:h>
      <text:p text:style-name="P10"><text:span text:style-name="T2">docker rmi $(docker images --filter "dangling=true" -q –no-trunc)</text:span></text:p>
      <text:h text:style-name="P7" text:outline-level="4"><text:bookmark-start text:name="__RefHeading___Toc104_536629377"/><text:line-break/><text:span text:style-name="T5">Uruchomienie z mapowaniem portów </text:span><text:bookmark-end text:name="__RefHeading___Toc104_536629377"/></text:h>
      <text:p text:style-name="P10"><text:span text:style-name="T2">docker run -d -p 8080:8080 --name cargo cargo</text:span></text:p>
      <text:h text:style-name="P7" text:outline-level="4"><text:bookmark-start text:name="__RefHeading___Toc106_536629377"/><text:line-break/><text:span text:style-name="T5">Przekazanie zmiennych środowiskowych do kontenera przy uruchomieniu </text:span><text:bookmark-end text:name="__RefHeading___Toc106_536629377"/></text:h>
      <text:p text:style-name="P10"><text:span text:style-name="T2">docker run -e TZ=Europe/Warsaw</text:span></text:p>
      <text:h text:style-name="P7" text:outline-level="4"><text:bookmark-start text:name="__RefHeading___Toc108_536629377"/><text:line-break/><text:span text:style-name="T5">Uruchomienie mariadb bez hasła do roota </text:span><text:bookmark-end text:name="__RefHeading___Toc108_536629377"/></text:h>
      <text:p text:style-name="P10"><text:span text:style-name="T2">docker run --name mysqldb -d -e MYSQL_ALLOW_EMPTY_PASSWORD=</text:span><text:span text:style-name="T3">true</text:span></text:p>
      <text:h text:style-name="P7" text:outline-level="4"><text:bookmark-start text:name="__RefHeading___Toc110_536629377"/><text:line-break/><text:span text:style-name="T5">Przeglądane logów na bieżąco</text:span><text:span text:style-name="T5"> </text:span><text:bookmark-end text:name="__RefHeading___Toc110_536629377"/></text:h>
      <text:p text:style-name="P10"><text:span text:style-name="T2">docker logs --follow [ID]</text:span></text:p>
      <text:h text:style-name="P7" text:outline-level="4"><text:bookmark-start text:name="__RefHeading___Toc112_536629377"/><text:soft-page-break/><text:line-break/><text:span text:style-name="T5">Jak ustalić w której sieci są uruchomione kontenery </text:span><text:bookmark-end text:name="__RefHeading___Toc112_536629377"/></text:h>
      <text:p text:style-name="P10"><text:span text:style-name="T2">docker network ls/ docker network inspect</text:span></text:p>
      <text:h text:style-name="P7" text:outline-level="4"><text:bookmark-start text:name="__RefHeading___Toc114_536629377"/><text:line-break/><text:span text:style-name="T5">Wyświetlenie samych id imageów </text:span><text:bookmark-end text:name="__RefHeading___Toc114_536629377"/></text:h>
      <text:p text:style-name="P10"><text:span text:style-name="T2">docker images "nazwa" -q</text:span></text:p>
      <text:h text:style-name="P7" text:outline-level="4"><text:bookmark-start text:name="__RefHeading___Toc116_536629377"/><text:line-break/><text:span text:style-name="T5">Budowanie z dockerfile wraz z nazwą, bez tego stworzy nonasa </text:span><text:bookmark-end text:name="__RefHeading___Toc116_536629377"/></text:h>
      <text:p text:style-name="P10">docker build -t cmd .</text:p>
      <text:p text:style-name="P11"/>
      <text:h text:style-name="P4" text:outline-level="3"><text:bookmark-start text:name="__RefHeading___Toc118_536629377"/><text:span text:style-name="T7">3. </text:span>Do <text:span text:style-name="T4">Wyjaśnienia</text:span><text:bookmark-end text:name="__RefHeading___Toc118_536629377"/></text:h>
      <text:p text:style-name="P12"><text:span text:style-name="T1">docker exec -it quizzical_johnson /bin/sh - wjazd na chate<text:line-break/>docker run -it my_image  - wjazd na chate<text:line-break/>czym się rózni -it od opcji bez -d? Tak samo wyświetla</text:span></text:p>
      <text:p text:style-name="P12"/>
      <text:h text:style-name="P5" text:outline-level="3"><text:bookmark-start text:name="__RefHeading___Toc120_536629377"/><text:span text:style-name="T7">4. </text:span>Czym się różnie RUN, CMD, ENTRYPOINT?<text:bookmark-end text:name="__RefHeading___Toc120_536629377"/></text:h>
      <text:p text:style-name="P8"><text:span text:style-name="T8">Komenda RUN jest to krok przy tworzeniu imagu, natomiast CMD jest o polecenie uruchamiane podczas startu kontenera. Kroków RUN może być kilka natomiast i są one wykonywane, jeżeli natomiast zdefiniujesz kilka CMD to uruchamiany jest ostatni. Przy czym RUN nakłada kolejną warstwę w kontenerze. CMD może być nadpisane przez linie komend. </text:span><text:a xlink:type="simple" xlink:href="https://stackoverflow.com/questions/37461868/difference-between-run-and-cmd-in-a-dockerfile" office:target-frame-name="_blank" xlink:show="new" text:style-name="Internet_20_link" text:visited-style-name="Visited_20_Internet_20_Link"><text:span text:style-name="T8">https://stackoverflow.com/</text:span></text:a><text:span text:style-name="T8"> - tu jest to pięknie opisane.</text:span></text:p>
      <text:p text:style-name="Standard"/>
      <text:h text:style-name="Heading_20_3" text:outline-level="3"><text:bookmark-start text:name="__RefHeading___Toc122_536629377"/><text:span text:style-name="T12">5. </text:span>Czym się różnie ADD COPY?<text:bookmark-end text:name="__RefHeading___Toc122_536629377"/></text:h>
      <text:p text:style-name="P13"><text:span text:style-name="T11">Obydwie komendy </text:span><text:span text:style-name="T10">kopiują </text:span><text:span text:style-name="T11">pliki z hosta do kontenera, ale ADD ma większe  możliwości np obsługuje <text:s/>URL.<text:line-break/></text:span></text:p>
      <text:h text:style-name="Heading_20_3" text:outline-level="3"><text:bookmark-start text:name="__RefHeading___Toc124_536629377"/><text:span text:style-name="T12">6. </text:span>Do czego się używa Woluminów.<text:bookmark-end text:name="__RefHeading___Toc124_536629377"/></text:h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17:00:17.877277277</meta:creation-date>
    <dc:date>2023-05-01T17:24:14.665622587</dc:date>
    <meta:editing-duration>PT23M53S</meta:editing-duration>
    <meta:editing-cycles>11</meta:editing-cycles>
    <meta:generator>LibreOffice/7.5.2.2$Linux_X86_64 LibreOffice_project/50$Build-2</meta:generator>
    <meta:document-statistic meta:table-count="0" meta:image-count="0" meta:object-count="0" meta:page-count="2" meta:paragraph-count="45" meta:word-count="344" meta:character-count="2208" meta:non-whitespace-character-count="1884"/>
  </office:meta>
</office:document-meta>
</file>